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Tahoma1" svg:font-family="Tahoma"/>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318cm" loext:contextual-spacing="false" fo:orphans="2" fo:widows="2"/>
      <style:text-properties fo:font-variant="normal" fo:text-transform="none" fo:color="#000000" style:text-line-through-style="none" style:text-line-through-type="none" style:font-name="Arial" fo:font-size="12pt" fo:letter-spacing="normal" fo:font-style="normal" fo:font-weight="normal" officeooo:rsid="00147b9c" officeooo:paragraph-rsid="00147b9c" style:font-size-asian="12pt" style:font-style-asian="normal" style:font-weight-asian="normal" style:font-size-complex="12pt" style:font-style-complex="normal" style:font-weight-complex="normal"/>
    </style:style>
    <style:style style:name="P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545454" style:font-name="Arial" fo:font-size="12pt" fo:letter-spacing="normal" fo:font-style="normal" fo:font-weight="normal" officeooo:rsid="0013b64f" officeooo:paragraph-rsid="0013b64f" style:font-size-asian="12pt" style:font-size-complex="12pt"/>
    </style:style>
    <style:style style:name="P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Arial" fo:font-size="15pt" fo:letter-spacing="normal" fo:font-style="normal" fo:font-weight="normal" officeooo:rsid="0013b64f" officeooo:paragraph-rsid="0013b64f" style:font-size-asian="15pt" style:font-style-asian="normal" style:font-weight-asian="normal" style:font-size-complex="15pt" style:font-style-complex="normal" style:font-weight-complex="normal"/>
    </style:style>
    <style:style style:name="P4"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Arial" fo:font-size="15pt" fo:letter-spacing="normal" fo:font-style="normal" fo:font-weight="normal" officeooo:rsid="0013b64f" officeooo:paragraph-rsid="001d3a0d" style:font-size-asian="15pt" style:font-style-asian="normal" style:font-weight-asian="normal" style:font-size-complex="15pt" style:font-style-complex="normal" style:font-weight-complex="normal"/>
    </style:style>
    <style:style style:name="P5"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Arial" fo:font-size="12pt" fo:letter-spacing="normal" fo:font-style="normal" fo:font-weight="normal" officeooo:rsid="0013b64f" officeooo:paragraph-rsid="0013b64f"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text-line-through-style="none" style:text-line-through-type="none" style:font-name="Arial" fo:font-size="12pt" fo:letter-spacing="normal" fo:font-style="normal" fo:font-weight="normal" officeooo:rsid="0013b64f" officeooo:paragraph-rsid="0013b64f"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text-line-through-style="none" style:text-line-through-type="none" style:font-name="Arial" fo:font-size="12pt" fo:letter-spacing="normal" fo:font-style="normal" fo:font-weight="normal" officeooo:rsid="00151134" officeooo:paragraph-rsid="0015981c"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text-line-through-style="none" style:text-line-through-type="none" style:font-name="Arial" fo:font-size="12pt" fo:letter-spacing="normal" fo:font-style="normal" fo:font-weight="normal" officeooo:rsid="001781a3" officeooo:paragraph-rsid="001781a3"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222222" style:text-line-through-style="none" style:text-line-through-type="none" style:font-name="Arial" fo:font-size="12pt" fo:letter-spacing="normal" fo:font-style="normal" fo:font-weight="normal" officeooo:rsid="00151134" officeooo:paragraph-rsid="0015981c"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222222" style:text-line-through-style="none" style:text-line-through-type="none" style:font-name="Arial" fo:font-size="12pt" fo:letter-spacing="normal" fo:font-style="normal" fo:font-weight="normal" officeooo:rsid="0015981c" officeooo:paragraph-rsid="0015981c"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0cm" fo:margin-right="0cm" fo:text-align="start" style:justify-single-word="false" fo:orphans="2" fo:widows="2" fo:text-indent="0cm" style:auto-text-indent="false" fo:padding="0cm" fo:border="none"/>
      <style:text-properties style:font-name="Arial" fo:font-size="12pt" officeooo:rsid="001781a3" officeooo:paragraph-rsid="001781a3" style:font-size-asian="12pt" style:font-size-complex="12pt"/>
    </style:style>
    <style:style style:name="P12" style:family="paragraph" style:parent-style-name="Text_20_body">
      <style:paragraph-properties fo:margin-left="0cm" fo:margin-right="0cm" fo:margin-top="0cm" fo:margin-bottom="0.265cm" loext:contextual-spacing="false" style:line-height-at-least="0.767cm" fo:text-align="start"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265cm" loext:contextual-spacing="false" style:line-height-at-least="0.767cm" fo:text-align="start" style:justify-single-word="false" fo:orphans="2" fo:widows="2" fo:text-indent="0cm" style:auto-text-indent="false" fo:padding="0cm" fo:border="none"/>
      <style:text-properties fo:font-variant="normal" fo:text-transform="none" fo:color="#333333" style:font-name="Arial" fo:font-size="12pt" fo:letter-spacing="normal" style:font-size-asian="12pt" style:font-size-complex="12pt"/>
    </style:style>
    <style:style style:name="P14" style:family="paragraph" style:parent-style-name="Heading_20_2">
      <style:paragraph-properties fo:margin-left="0cm" fo:margin-right="0cm" fo:margin-top="0.265cm" fo:margin-bottom="0.318cm" loext:contextual-spacing="false" fo:orphans="2" fo:widows="2" fo:text-indent="0cm" style:auto-text-indent="false" fo:padding="0cm" fo:border="none"/>
    </style:style>
    <style:style style:name="P15" style:family="paragraph" style:parent-style-name="Text_20_body">
      <style:paragraph-properties fo:margin-left="0cm" fo:margin-right="0cm" fo:margin-top="0cm" fo:margin-bottom="0.265cm" loext:contextual-spacing="false" style:line-height-at-least="0.767cm" fo:text-align="start" style:justify-single-word="false"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P16" style:family="paragraph" style:parent-style-name="Text_20_body">
      <style:paragraph-properties fo:margin-left="0cm" fo:margin-right="0cm" fo:margin-top="0cm" fo:margin-bottom="0.265cm" loext:contextual-spacing="false" style:line-height-at-least="0.767cm" fo:text-align="start" style:justify-single-word="false" fo:orphans="2" fo:widows="2" fo:text-indent="0cm" style:auto-text-indent="false" fo:padding="0cm" fo:border="none"/>
      <style:text-properties fo:font-variant="normal" fo:text-transform="none" fo:color="#333333" style:font-name="Arial" fo:font-size="12pt" fo:letter-spacing="normal" fo:font-style="normal" fo:font-weight="normal" officeooo:paragraph-rsid="001d3a0d" style:font-size-asian="12pt" style:font-size-complex="12pt"/>
    </style:style>
    <style:style style:name="P17" style:family="paragraph" style:parent-style-name="Text_20_body" style:list-style-name="L1">
      <style:paragraph-properties fo:margin-left="0cm" fo:margin-right="0cm" fo:margin-top="0cm" fo:margin-bottom="0cm" loext:contextual-spacing="false" style:line-height-at-least="0.423cm" fo:orphans="2" fo:widows="2" fo:text-indent="0cm" style:auto-text-indent="false" fo:padding="0cm" fo:border="none"/>
    </style:style>
    <style:style style:name="P18" style:family="paragraph" style:parent-style-name="Text_20_body" style:list-style-name="L1">
      <style:paragraph-properties fo:margin-left="0cm" fo:margin-right="0cm" fo:margin-top="0cm" fo:margin-bottom="0cm" loext:contextual-spacing="false" style:line-height-at-least="0.423cm" fo:orphans="2" fo:widows="2" fo:text-indent="0cm" style:auto-text-indent="false" fo:padding="0cm" fo:border="none"/>
      <style:text-properties officeooo:paragraph-rsid="001d3a0d"/>
    </style:style>
    <style:style style:name="P19" style:family="paragraph" style:parent-style-name="Text_20_body" style:list-style-name="L1">
      <style:paragraph-properties fo:margin-left="0cm" fo:margin-right="0cm" fo:margin-top="0cm" fo:margin-bottom="0cm" loext:contextual-spacing="false" style:line-height-at-least="0.423cm"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P20" style:family="paragraph" style:parent-style-name="Text_20_body" style:list-style-name="L1">
      <style:paragraph-properties fo:margin-left="0cm" fo:margin-right="0cm" fo:margin-top="0cm" fo:margin-bottom="0cm" loext:contextual-spacing="false" style:line-height-at-least="0.423cm" fo:orphans="2" fo:widows="2" fo:text-indent="0cm" style:auto-text-indent="false" fo:padding="0cm" fo:border="none"/>
      <style:text-properties fo:font-variant="normal" fo:text-transform="none" fo:color="#000000" style:font-name="Arial" fo:font-size="12pt" fo:letter-spacing="normal" fo:font-style="normal" fo:font-weight="normal" officeooo:rsid="0013b64f" officeooo:paragraph-rsid="001d3a0d"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text-line-through-style="none" style:text-line-through-type="none" style:font-name="Arial" fo:font-size="12pt" fo:letter-spacing="normal" fo:font-style="normal" fo:font-weight="normal" officeooo:rsid="0013b64f" officeooo:paragraph-rsid="0013b64f" style:font-size-asian="12pt" style:font-style-asian="normal" style:font-weight-asian="normal" style:font-size-complex="12pt" style:font-style-complex="normal" style:font-weight-complex="normal"/>
    </style:style>
    <style:style style:name="P22" style:family="paragraph" style:parent-style-name="Text_20_body" style:list-style-name="L2">
      <style:paragraph-properties fo:margin-left="0cm" fo:margin-right="1.058cm" fo:margin-top="0cm" fo:margin-bottom="0.318cm" loext:contextual-spacing="false" style:line-height-at-least="0.767cm" fo:text-align="start" style:justify-single-word="false" fo:orphans="2" fo:widows="2" fo:text-indent="0cm" style:auto-text-indent="false" fo:padding="0cm" fo:border="none"/>
    </style:style>
    <style:style style:name="P23" style:family="paragraph" style:parent-style-name="Text_20_body">
      <style:paragraph-properties fo:margin-top="0cm" fo:margin-bottom="0.318cm" loext:contextual-spacing="false" fo:orphans="2" fo:widows="2"/>
      <style:text-properties fo:font-variant="normal" fo:text-transform="none" fo:color="#000000" style:text-line-through-style="none" style:text-line-through-type="none" style:font-name="Arial" fo:font-size="12pt" fo:letter-spacing="normal" fo:font-style="normal" fo:font-weight="normal" officeooo:rsid="00151134" officeooo:paragraph-rsid="00151134"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style:text-line-through-style="none" style:text-line-through-type="none"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text-line-through-style="none" style:text-line-through-type="none" fo:letter-spacing="normal" fo:font-style="normal" fo:font-weight="normal" officeooo:rsid="00151134" style:font-style-asian="normal" style:font-weight-asian="normal" style:font-style-complex="normal" style:font-weight-complex="normal"/>
    </style:style>
    <style:style style:name="T3" style:family="text">
      <style:text-properties fo:font-variant="normal" fo:text-transform="none" fo:color="#333333" style:font-name="Arial" fo:font-size="12pt" fo:letter-spacing="normal" style:font-size-asian="12pt" style:font-size-complex="12pt"/>
    </style:style>
    <style:style style:name="T4" style:family="text">
      <style:text-properties fo:font-variant="normal" fo:text-transform="none" fo:color="#333333" style:font-name="Arial" fo:font-size="12pt" fo:letter-spacing="normal" fo:font-style="normal" fo:font-weight="normal" style:font-size-asian="12pt" style:font-size-complex="12pt"/>
    </style:style>
    <style:style style:name="T5" style:family="text">
      <style:text-properties fo:font-variant="normal" fo:text-transform="none" fo:color="#333333" style:font-name="Arial" fo:font-size="12pt" fo:letter-spacing="normal" fo:font-style="normal" fo:font-weight="bold" style:font-size-asian="12pt" style:font-size-complex="12pt"/>
    </style:style>
    <style:style style:name="T6" style:family="text">
      <style:text-properties fo:font-variant="normal" fo:text-transform="none" fo:color="#333333" style:font-name="Arial" fo:font-size="12pt" fo:letter-spacing="normal" fo:font-style="italic" fo:font-weight="normal" style:font-size-asian="12pt" style:font-size-complex="12pt" loext:padding="0cm" loext:border="none"/>
    </style:style>
    <style:style style:name="T7" style:family="text">
      <style:text-properties fo:font-variant="normal" fo:text-transform="none" fo:color="#333333" style:font-name="Arial" fo:font-size="12pt" fo:letter-spacing="normal" fo:font-style="italic" fo:font-weight="bold" style:font-size-asian="12pt" style:font-size-complex="12pt" loext:padding="0cm" loext:border="none"/>
    </style:style>
    <style:style style:name="T8" style:family="text">
      <style:text-properties fo:font-variant="normal" fo:text-transform="none" fo:color="#00537b" style:font-name="Arial" fo:font-size="12pt" fo:letter-spacing="normal" fo:font-style="normal" fo:font-weight="bold" style:font-size-asian="12pt" style:font-size-complex="12pt"/>
    </style:style>
    <style:style style:name="T9" style:family="text">
      <style:text-properties fo:font-variant="normal" fo:text-transform="none" fo:color="#0084b4" style:text-line-through-style="none" style:text-line-through-type="none" style:font-name="Arial" fo:font-size="12pt" fo:letter-spacing="normal" fo:font-style="italic" style:text-underline-style="none" fo:font-weight="normal" style:text-blinking="false" style:font-size-asian="12pt" style:font-size-complex="12pt" loext:padding="0cm" loext:border="none"/>
    </style:style>
    <style:style style:name="T10" style:family="text">
      <style:text-properties fo:font-variant="normal" fo:text-transform="none" fo:color="#0084b4"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fo:color="#676767" style:text-line-through-style="none" style:text-line-through-type="none" style:font-name="Open Sans" fo:font-size="12pt" fo:letter-spacing="normal" fo:font-style="italic" style:text-underline-style="none" fo:font-weight="normal" style:text-blinking="false" style:font-size-asian="12pt" style:font-size-complex="12pt" loext:padding="0cm" loext:border="none"/>
    </style:style>
    <style:style style:name="T12" style:family="text">
      <style:text-properties fo:font-variant="normal" fo:text-transform="none" fo:color="#676767" style:font-name="Open Sans" fo:font-size="12pt" fo:letter-spacing="normal" fo:font-style="normal" fo:font-weight="bold" style:font-size-asian="12pt" style:font-size-complex="12pt" loext:padding="0cm" loext:border="none"/>
    </style:style>
    <style:style style:name="T13" style:family="text">
      <style:text-properties fo:font-variant="normal" fo:text-transform="none" fo:color="#676767" style:font-name="Open Sans" fo:font-size="12pt" fo:letter-spacing="normal" fo:font-style="normal" fo:font-weight="bold" loext:padding="0cm" loext:border="none"/>
    </style:style>
    <style:style style:name="T14" style:family="text">
      <style:text-properties fo:font-variant="normal" fo:text-transform="none" fo:color="#676767" style:font-name="Open Sans" fo:font-size="12pt" fo:letter-spacing="normal" fo:font-style="italic" fo:font-weight="normal" style:font-size-asian="12pt" style:font-size-complex="12pt" loext:padding="0cm" loext:border="none"/>
    </style:style>
    <style:style style:name="T15" style:family="text">
      <style:text-properties fo:font-variant="normal" fo:text-transform="none" fo:color="#676767" style:font-name="Open Sans" fo:font-size="12pt" fo:letter-spacing="normal" fo:font-style="italic" fo:font-weight="normal" loext:padding="0cm" loext:border="none"/>
    </style:style>
    <style:style style:name="T16" style:family="text">
      <style:text-properties fo:font-variant="normal" fo:text-transform="none" fo:color="#676767" style:font-name="inherit" fo:font-size="12pt" fo:letter-spacing="normal" fo:font-style="normal" fo:font-weight="normal"/>
    </style:style>
    <style:style style:name="T17" style:family="text">
      <style:text-properties fo:font-variant="normal" fo:text-transform="none" fo:color="#676767" style:font-name="inherit" fo:font-size="12pt" fo:letter-spacing="normal" fo:font-style="normal" fo:font-weight="normal" style:font-size-asian="12pt" style:font-size-complex="12pt"/>
    </style:style>
    <style:style style:name="T18" style:family="text">
      <style:text-properties fo:font-variant="normal" fo:text-transform="none" fo:color="#676767" style:font-name="inherit" fo:font-size="12pt" fo:letter-spacing="normal" fo:font-style="normal" fo:font-weight="normal" style:font-size-asian="12pt" style:font-size-complex="12pt" loext:padding="0cm" loext:border="none"/>
    </style:style>
    <style:style style:name="T19" style:family="text">
      <style:text-properties fo:font-variant="normal" fo:text-transform="none" fo:color="#676767" style:font-name="inherit" fo:font-size="12pt" fo:letter-spacing="normal" fo:font-style="normal" fo:font-weight="normal" loext:padding="0cm" loext:border="none"/>
    </style:style>
    <style:style style:name="T20" style:family="text">
      <style:text-properties fo:font-variant="normal" fo:text-transform="none" fo:color="#864b90" style:text-line-through-style="none" style:text-line-through-type="none" style:font-name="inherit" fo:font-size="12pt" fo:letter-spacing="normal" fo:font-style="normal" style:text-underline-style="none" fo:font-weight="normal" style:text-blinking="false" style:font-size-asian="12pt" style:font-size-complex="12pt" loext:padding="0cm" loext:border="none"/>
    </style:style>
    <style:style style:name="T21" style:family="text">
      <style:text-properties fo:font-variant="normal" fo:text-transform="none" fo:color="#864b90" style:text-line-through-style="none" style:text-line-through-type="none" style:font-name="inherit" fo:font-size="12pt" fo:letter-spacing="normal" fo:font-style="italic" style:text-underline-style="none" fo:font-weight="normal" style:text-blinking="false" style:font-size-asian="12pt" style:font-size-complex="12pt" loext:padding="0cm" loext:border="none"/>
    </style:style>
    <style:style style:name="T22" style:family="text">
      <style:text-properties officeooo:rsid="00147b9c"/>
    </style:style>
    <style:style style:name="T23" style:family="text">
      <style:text-properties fo:color="#333333" style:text-line-through-style="none" style:text-line-through-type="none" style:font-name="Arial" fo:font-size="12pt" style:font-size-asian="12pt" style:font-size-complex="12pt"/>
    </style:style>
    <style:style style:name="T24" style:family="text">
      <style:text-properties fo:color="#333333" style:text-line-through-style="none" style:text-line-through-type="none" style:font-name="Arial" fo:font-size="12pt" fo:font-style="italic" style:font-size-asian="12pt" style:font-size-complex="12pt" loext:padding="0cm" loext:border="none"/>
    </style:style>
    <style:style style:name="T25" style:family="text">
      <style:text-properties fo:color="#333333" style:text-line-through-style="none" style:text-line-through-type="none" style:font-name="Arial" fo:font-size="12pt" fo:font-weight="bold" style:font-size-asian="12pt" style:font-size-complex="12pt"/>
    </style:style>
    <style:style style:name="T26" style:family="text">
      <style:text-properties fo:color="#676767" style:text-line-through-style="none" style:text-line-through-type="none" style:font-name="Arial" fo:font-size="12pt" fo:font-style="italic" style:font-size-asian="12pt" style:font-size-complex="12pt" loext:padding="0cm" loext:border="none"/>
    </style:style>
    <style:style style:name="T27" style:family="text">
      <style:text-properties fo:color="#676767" style:text-line-through-style="none" style:text-line-through-type="none" style:font-name="Open Sans" fo:font-size="12pt" style:font-size-asian="12pt" style:font-size-complex="12pt"/>
    </style:style>
    <style:style style:name="T28" style:family="text">
      <style:text-properties fo:color="#676767" style:text-line-through-style="none" style:text-line-through-type="none" style:font-name="Open Sans" fo:font-size="12pt" officeooo:rsid="001f4a26" style:font-size-asian="12pt" style:font-size-complex="12pt"/>
    </style:style>
    <style:style style:name="T29" style:family="text">
      <style:text-properties fo:color="#676767" style:text-line-through-style="none" style:text-line-through-type="none" style:font-name="Open Sans" fo:font-size="12pt" fo:font-style="italic" fo:font-weight="bold" style:font-size-asian="12pt" style:font-size-complex="12pt" loext:padding="0cm" loext:border="none"/>
    </style:style>
    <style:style style:name="T30" style:family="text">
      <style:text-properties fo:color="#676767" style:text-line-through-style="none" style:text-line-through-type="none" style:font-name="Open Sans" fo:font-size="12pt" fo:font-style="italic" style:font-size-asian="12pt" style:font-size-complex="12pt" loext:padding="0cm" loext:border="none"/>
    </style:style>
    <style:style style:name="T31" style:family="text">
      <style:text-properties fo:color="#676767" style:text-line-through-style="none" style:text-line-through-type="none" style:font-name="Open Sans" fo:font-weight="bold" loext:padding="0cm" loext:border="none"/>
    </style:style>
    <style:style style:name="T32" style:family="text">
      <style:text-properties fo:color="#676767" style:text-line-through-style="none" style:text-line-through-type="none" style:font-name="Open Sans" fo:font-style="italic" loext:padding="0cm" loext:border="none"/>
    </style:style>
    <style:style style:name="T33" style:family="text">
      <style:text-properties fo:color="#676767" style:text-line-through-style="none" style:text-line-through-type="none" style:font-name="inherit"/>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58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5">Contexto:</text:p>
      <text:p text:style-name="P3"><text:span text:style-name="T27">¿Qué son los </text:span><text:span text:style-name="Emphasis"><text:span text:style-name="Strong_20_Emphasis"><text:span text:style-name="T29">makers</text:span></text:span></text:span><text:span text:style-name="T27">? En la actualidad existe una corriente </text:span><text:span text:style-name="Emphasis"><text:span text:style-name="T30">maker</text:span></text:span><text:span text:style-name="Emphasis"><text:span text:style-name="T26"> </text:span></text:span><text:span text:style-name="T27">de la que mucha gente habla pero, ¿sabéis en realidad lo que significa el concepto </text:span><text:span text:style-name="Emphasis"><text:span text:style-name="T30">maker</text:span></text:span><text:span text:style-name="T27">? </text:span><text:span text:style-name="T28">En esta plática</text:span><text:span text:style-name="T27"> vamos a intentar aclarar algunos conceptos clave para entender este movimiento. Ademas os animamos a que os unáis a la comunidad </text:span><text:span text:style-name="Emphasis"><text:span text:style-name="T30">maker</text:span></text:span><text:span text:style-name="T27">, aunque es probable que ya pertenezcáis a ella y que no lo sepáis. No solo hacemos referencia a impresoras 3D; eso es solo la punta del iceberg</text:span><text:span text:style-name="T23"> </text:span></text:p>
      <text:p text:style-name="P4"><text:span text:style-name="T23">La generación de nativos digitales no sólo crea en la pantalla de su ordenador a base de sumar píxeles, también lo hace en el mundo físico. El movimiento </text:span><text:span text:style-name="Emphasis"><text:span text:style-name="T24">maker</text:span></text:span><text:span text:style-name="T23">o hacedor que desde Estados Unidos y el norte de Europa entra en España con fuerza impulsa </text:span><text:span text:style-name="Strong_20_Emphasis"><text:span text:style-name="T25">una nueva tribu emprendedora</text:span></text:span><text:span text:style-name="T23">, la de la artesanía y producción limitada bajo demanda.</text:span></text:p>
      <text:p text:style-name="P12"><text:span text:style-name="T3">“</text:span><text:span text:style-name="T4">La tecnología está propiciando un gran cambio que es la desagregación del valor. Llega un momento en que unidades muy pequeñas, incluso de una persona, aportan valor al mercado, y aunque hablamos de un contexto darwiniano en donde no todo va a funcionar, representa una gran novedad con respecto a lo que hemos vivido en las últimas décadas”. Espero que el profesor </text:span><text:span text:style-name="Strong_20_Emphasis"><text:span text:style-name="T5">Jordi Vinaixa</text:span></text:span><text:span text:style-name="T4">, director académico del Esade Entrepreneurship Institute (EEI), disculpe que descontextualice una reflexión que compartía conmigo en una reciente conversación, pero creo que esa idea de unidad de valor unipersonal define a la perfección el motivo de este </text:span><text:span text:style-name="Emphasis"><text:span text:style-name="T6">post</text:span></text:span><text:span text:style-name="T4">, que como ya he anunciado no es otro que hablar de los </text:span><text:span text:style-name="Emphasis"><text:span text:style-name="T6">makers.</text:span></text:span><text:span text:style-name="T4"> Se me antoja que estos emprendedores anticipan lo que puede surgir de la fusión de la revolución TIC (Tecnologías de la Información y la Comunicación) y la economía tradicional en un momento en que muchos buscan respuestas al margen de lo que entendemos por establecido.</text:span></text:p>
      <text:p text:style-name="P13"> </text:p>
      <text:h text:style-name="P14" text:outline-level="2"><text:span text:style-name="Strong_20_Emphasis"><text:span text:style-name="T8">1. ¿Qué es?</text:span></text:span></text:h>
      <text:p text:style-name="P12"><text:span text:style-name="T4">Agrupa a </text:span><text:span text:style-name="Strong_20_Emphasis"><text:span text:style-name="T5">personas que diseñan y producen gracias a nuevas tecnologías, </text:span></text:span><text:span text:style-name="T4">como programas de diseño o impresoras 3D. Se trata de una revolución del proceso de fabricación al descontextualizarlo en tamaño, unidades mínimas con producciones a pequeña escala, y en emplazamientos, muchos </text:span><text:span text:style-name="Emphasis"><text:span text:style-name="T6">makers </text:span></text:span><text:span text:style-name="T4">trabajan en su propio domicilio o subcontratan en fábricas de alquiler.</text:span></text:p>
      <text:p text:style-name="P15"><text:soft-page-break/></text:p>
      <text:p text:style-name="P12"><text:span text:style-name="Strong_20_Emphasis"><text:span text:style-name="T12">Maker: </text:span></text:span><text:span text:style-name="T17">la teoría nos dice que es toda persona o cosa que hace algo. También es la traducción al ingles del típico “fabricante”, pero el concepto </text:span><text:span text:style-name="Emphasis"><text:span text:style-name="T14">maker </text:span></text:span><text:span text:style-name="T17">tal y como se esta desarrollando va mucho mas allá. Las personas por naturaleza somos activas y participativas y actualmente nos rodeamos de una sociedad muy industrializada, en la que nos lo dan todo hecho y muy accesible. Es por este motivo por lo que surgen los </text:span><text:span text:style-name="Emphasis"><text:span text:style-name="T14">makers</text:span></text:span><text:span text:style-name="T17">, apoyados por los avances tecnológicos y las redes sociales. Los </text:span><text:span text:style-name="Emphasis"><text:span text:style-name="T14">makers </text:span></text:span><text:span text:style-name="T17">son aquellas personas que tienen la necesidad de hacer cosas, pues todo lo realizado por uno mismo adquiere un significado especial, por ejemplo pensemos en la comida y manualidades que regalamos a nuestros seres queridos. Desde </text:span><text:a xlink:type="simple" xlink:href="https://artempleo.wordpress.com/" text:style-name="Internet_20_link" text:visited-style-name="Visited_20_Internet_20_Link"><text:span text:style-name="Emphasis"><text:span text:style-name="T20">“</text:span></text:span></text:a><text:a xlink:type="simple" xlink:href="https://artempleo.wordpress.com/" text:style-name="Internet_20_link" text:visited-style-name="Visited_20_Internet_20_Link"><text:span text:style-name="Emphasis"><text:span text:style-name="T21">Artempleo: el blog de artesanía, fotografía y formación para el empleo”</text:span></text:span></text:a><text:span text:style-name="Emphasis"><text:span text:style-name="T11"> </text:span></text:span><text:span text:style-name="T17">hacen una magnifica reconstrucción de la actualidad</text:span><text:span text:style-name="Emphasis"><text:span text:style-name="T18"> </text:span></text:span><text:span text:style-name="Emphasis"><text:span text:style-name="T14">maker </text:span></text:span><text:span text:style-name="T17">en su post </text:span><text:a xlink:type="simple" xlink:href="https://artempleo.wordpress.com/2016/05/11/artesanos-del-siglo-xxi/" text:style-name="Internet_20_link" text:visited-style-name="Visited_20_Internet_20_Link"><text:span text:style-name="Emphasis"><text:span text:style-name="T20">“</text:span></text:span></text:a><text:a xlink:type="simple" xlink:href="https://artempleo.wordpress.com/2016/05/11/artesanos-del-siglo-xxi/" text:style-name="Internet_20_link" text:visited-style-name="Visited_20_Internet_20_Link"><text:span text:style-name="Emphasis"><text:span text:style-name="T21">Makers: los nuevos artesanos del siglo XXI”</text:span></text:span></text:a><text:span text:style-name="Emphasis"><text:span text:style-name="T14">.</text:span></text:span></text:p>
      <text:list xml:id="list3626074549" text:style-name="L1">
        <text:list-item>
          <text:p text:style-name="P17"><text:span text:style-name="Strong_20_Emphasis"><text:span text:style-name="T13">Comunidad maker: </text:span></text:span><text:span text:style-name="T16">aunque el concepto es algo nuevo, este tipo de comunidades existían hace mucho tiempo, pues pensemos en la vecina que hacia ganchillo y enseñaba al resto de vecinos que estaban interesados. Es más, miremos hacia la prehistoria y pensemos en la persona o grupo de personas que inventaron el fuego. Ellos iniciaron una de las primeras comunidades </text:span><text:span text:style-name="Emphasis"><text:span text:style-name="T15">maker </text:span></text:span><text:span text:style-name="T16">compartiendo esa sabiduría con el resto. Recientemente, con la web 2.0 surge la necesidad de estar interconectados y cuantos mas perfiles en las redes sociales tengas mas conectado con la sociedad te sientes. Gracias a ellas, la vecina que hacía ganchillo puede abarcar mucho mas allá de su vecindad, puede llegar, gracias a Internet, a los rincones mas remotos del mundo entero, siempre y cuando tengan conexión. Como resumen, podemos decir que la comunidad </text:span><text:span text:style-name="Emphasis"><text:span text:style-name="T15">maker </text:span></text:span><text:span text:style-name="T16">está compuesta por aquellas personas que, a través del </text:span><text:span text:style-name="Emphasis"><text:span text:style-name="T15">open data </text:span></text:span><text:span text:style-name="T16">y la tecnología, comparten con la propia comunidad su experiencia para que los demás puedan recrear los productos, sin necesidad de grandes inversiones de dinero y sin recurrir a las empresas para conseguirlo. Innovación y compartir son los fundamentos de esta comunidad.</text:span></text:p>
        </text:list-item>
        <text:list-item>
          <text:p text:style-name="P19"/>
        </text:list-item>
      </text:list>
      <text:h text:style-name="P14" text:outline-level="2"><text:span text:style-name="Strong_20_Emphasis"><text:span text:style-name="T8">2. ¿Cómo se expande?</text:span></text:span></text:h>
      <text:p text:style-name="P12"><text:span text:style-name="T4">Desde su </text:span><text:span text:style-name="Strong_20_Emphasis"><text:span text:style-name="T5">epicentro mundial en Estados Unidos</text:span></text:span><text:span text:style-name="T4">, ha ido extendiéndose por el Norte de Europa y en los últimos años prende con fuerza en el Sur de Europa y España, aunque de momento en su versión de trabajo más artesanal.</text:span></text:p>
      <text:h text:style-name="P14" text:outline-level="2"><text:soft-page-break/><text:span text:style-name="Strong_20_Emphasis"><text:span text:style-name="T8">3. ¿Es influyente?</text:span></text:span></text:h>
      <text:p text:style-name="P12"><text:span text:style-name="T4">De forma creciente, incluso se cita como </text:span><text:span text:style-name="Strong_20_Emphasis"><text:span text:style-name="T5">agente decisivo en la cuarta revolución industrial </text:span></text:span><text:span text:style-name="T4">en la que ya podríamos estar viviendo. Con todo, aún es pronto para medir su recorrido, pero en Estados Unidos merece el interés de todos los flancos del poder: en un discurso presidencial, Barack Obama exhortó al Congreso a que ayudara a colocar al país como referente de la próxima revolución industrial, para la que predijo un gran protagonismo de la impresión 3D; hay una fuerte presión social que reclama una revisión legislativa del régimen de autónomo para dar entrada a la realidad del </text:span><text:span text:style-name="Emphasis"><text:span text:style-name="T6">maker; </text:span></text:span><text:span text:style-name="T4">o grandes empresas como Intel incluyen en su </text:span><text:span text:style-name="Emphasis"><text:span text:style-name="T6">staff </text:span></text:span><text:span text:style-name="T4">directivo un responsable para atender las demandas de un colectivo al que sigue sus pasos, por ejemplo, a través del patrocinio de las ferias que los reúne.</text:span></text:p>
      <text:h text:style-name="P14" text:outline-level="2"><text:span text:style-name="Strong_20_Emphasis"><text:span text:style-name="T8">4. ¿De dónde viene?</text:span></text:span></text:h>
      <text:p text:style-name="P12"><text:span text:style-name="T4">Hay diferentes teorías, pero la más generalizada lo relaciona con </text:span><text:span text:style-name="Strong_20_Emphasis"><text:span text:style-name="T5">la moda del </text:span></text:span><text:span text:style-name="Strong_20_Emphasis"><text:span text:style-name="Emphasis"><text:span text:style-name="T7">do-it-yourself’ </text:span></text:span></text:span><text:span text:style-name="Strong_20_Emphasis"><text:span text:style-name="T5">(DIY) </text:span></text:span><text:span text:style-name="T4">que desde que se popularizó en los años 50 ha sobrevivido en el tiempo a través de pequeñas comunidades. Por ejemplo, desde hace unos años se vive una explosión en torno al tejido en punto, de donde han nacido exitosos modelos de negocio como Knitting Point o We are Knitters en España.</text:span></text:p>
      <text:p text:style-name="P12"><text:span text:style-name="T4">El futurólogo Alvin Toffler es reconocido como uno de sus inspiradores. En 1980, él lanzó el término </text:span><text:span text:style-name="Emphasis"><text:span text:style-name="T6">prosumidor, </text:span></text:span><text:span text:style-name="T4">acrónimo muy asociado a la doble función que muchos ciudadanos asumen en las redes sociales frente a los contenidos, tanto como productores como consumidores. Sin embargo, el autor defendía que esta nueva figura emergería cuando el consumidor no viera satisfechas sus demandas en la fabricación en masa.</text:span></text:p>
      <text:list xml:id="list163922243706726" text:continue-numbering="true" text:style-name="L1">
        <text:list-item>
          <text:p text:style-name="P18"><text:span text:style-name="Strong_20_Emphasis"><text:span text:style-name="T13">Do It Yourself (DIY): </text:span></text:span><text:span text:style-name="T16">es un termino anglosajón que se traduce al español como “hazlo tú mismo”, idea que está en la base del movimiento. Según la Wikipedia (ENLACE) es </text:span><text:span text:style-name="Emphasis"><text:span text:style-name="T19">“</text:span></text:span><text:span text:style-name="Emphasis"><text:span text:style-name="T15">la práctica de la fabricación o reparación de cosas por uno mismo, de modo que se ahorra dinero, se entretiene y se aprende al mismo tiempo.” </text:span></text:span><text:span text:style-name="T16">Concretamente es un movimiento cultural que surge en los años 50 que engloba multitud de actividades, desde la música a la artesanía.</text:span></text:p>
        </text:list-item>
      </text:list>
      <text:p text:style-name="P16"/>
      <text:h text:style-name="P14" text:outline-level="2"><text:soft-page-break/><text:span text:style-name="Strong_20_Emphasis"><text:span text:style-name="T8">5. ¿Quién lo bautiza?</text:span></text:span></text:h>
      <text:p text:style-name="P12"><text:span text:style-name="T4">El editor de tecnología Dale Dougherty acuña el término </text:span><text:a xlink:type="simple" xlink:href="http://makezine.com/" office:target-frame-name="_blank" xlink:show="new" text:style-name="Internet_20_link" text:visited-style-name="Visited_20_Internet_20_Link"><text:span text:style-name="Emphasis">Make</text:span></text:a><text:span text:style-name="Emphasis"><text:span text:style-name="T9"> </text:span></text:span><text:span text:style-name="T4">para bautizar una de sus revistas en 2005. La buena acogida en el mercado le lleva un año más tarde a crear la división </text:span><text:a xlink:type="simple" xlink:href="http://makerfaire.com/" office:target-frame-name="_blank" xlink:show="new" text:style-name="Internet_20_link" text:visited-style-name="Visited_20_Internet_20_Link"><text:span text:style-name="Emphasis">Maker Faire,</text:span></text:a><text:span text:style-name="Emphasis"><text:span text:style-name="T9"> </text:span></text:span><text:span text:style-name="T4">que impulsa ferias a lo largo de los Estados Unidos; en 2014 sus dos ediciones estrella en San Francisco y Nueva York reunieron a unas 215.000 personas. Un modelo que se ha replicado con gran impacto en Europa.</text:span></text:p>
      <text:h text:style-name="P14" text:outline-level="2"><text:span text:style-name="Strong_20_Emphasis"><text:span text:style-name="T8">6. ¿Cuáles son sus claves?</text:span></text:span></text:h>
      <text:p text:style-name="P12"><text:span text:style-name="T4">Según leemos en este interesante artículo de </text:span><text:a xlink:type="simple" xlink:href="http://hacedores.com/movimientomaker/" office:target-frame-name="_blank" xlink:show="new" text:style-name="Internet_20_link" text:visited-style-name="Visited_20_Internet_20_Link">Hacedores.com,</text:a><text:span text:style-name="T10"> </text:span><text:span text:style-name="T4">podemos identificar tres pilares:</text:span></text:p>
      <text:list xml:id="list3565197029" text:style-name="L2">
        <text:list-item>
          <text:p text:style-name="P22"><text:span text:style-name="Strong_20_Emphasis"><text:span text:style-name="T5">Las herramientas digitales de diseño y fabricación. </text:span></text:span><text:span text:style-name="T4">Aterrizadas en la pantalla del ordenador y con un precio asequible para una mayoría: la impresora 3D, el cortador láser, el escáner 3D y el </text:span><text:span text:style-name="Emphasis"><text:span text:style-name="T6">software </text:span></text:span><text:span text:style-name="T4">CAD serían sus mayores exponentes.</text:span></text:p>
        </text:list-item>
        <text:list-item>
          <text:p text:style-name="P22"><text:span text:style-name="Strong_20_Emphasis"><text:span text:style-name="T5">La cultura colaborativa digital. </text:span></text:span><text:span text:style-name="T4">Los </text:span><text:span text:style-name="Emphasis"><text:span text:style-name="T6">makers </text:span></text:span><text:span text:style-name="T4">trabajan bajo los principios de innovación abierta y colaborativa. Además tienen en las fórmulas de </text:span><text:a xlink:type="simple" xlink:href="https://www.contunegocio.es/gestion/crowdfunding-manual-de-instrucciones/" office:target-frame-name="_blank" xlink:show="new" text:style-name="Internet_20_link" text:visited-style-name="Visited_20_Internet_20_Link"><text:span text:style-name="Emphasis">crowdfunding</text:span></text:a><text:span text:style-name="Emphasis"><text:span text:style-name="T9"> </text:span></text:span><text:span text:style-name="T4">una vía alternativa de financiación.</text:span></text:p>
        </text:list-item>
        <text:list-item>
          <text:p text:style-name="P22"><text:span text:style-name="Strong_20_Emphasis"><text:span text:style-name="T5">La fábrica de alquiler</text:span></text:span><text:span text:style-name="T4">. La conexión </text:span><text:span text:style-name="Emphasis"><text:span text:style-name="T6">online </text:span></text:span><text:span text:style-name="T4">de los centros de producción permite ejecutar órdenes de pedidos de corta producción como ya hacen centros ubicados en China, donde se pueden encargar producciones mediante el pago con tarjeta. Empresas como Alibaba, Shapeways o MFG ofrecen diferentes servicios de fabricación digital a medida.</text:span></text:p>
        </text:list-item>
      </text:list>
      <text:p text:style-name="P6"/>
      <text:list xml:id="list163922050955513" text:continue-list="list163922243706726" text:style-name="L1">
        <text:list-item>
          <text:p text:style-name="P20"><text:span text:style-name="Strong_20_Emphasis"><text:span text:style-name="T31">Comunidad maker: </text:span></text:span><text:span text:style-name="T33">aunque el concepto es algo nuevo, este tipo de comunidades existían hace mucho tiempo, pues pensemos en la vecina que hacia ganchillo y enseñaba al resto de vecinos que estaban interesados. Es más, miremos hacia la prehistoria y pensemos en la persona o grupo de personas que inventaron el fuego. Ellos iniciaron una de las primeras comunidades </text:span><text:span text:style-name="Emphasis"><text:span text:style-name="T32">maker </text:span></text:span><text:span text:style-name="T33">compartiendo esa sabiduría con el resto. Recientemente, con la web 2.0 surge la necesidad de estar interconectados y cuantos mas perfiles en las redes sociales tengas mas conectado con la sociedad te sientes. Gracias a ellas, la vecina que hacía ganchillo puede abarcar mucho mas allá de su vecindad, puede llegar, gracias a Internet, a los rincones mas remotos del mundo entero, siempre y cuando tengan conexión. Como resumen, podemos decir que la </text:span><text:soft-page-break/><text:span text:style-name="T33">comunidad </text:span><text:span text:style-name="Emphasis"><text:span text:style-name="T32">maker </text:span></text:span><text:span text:style-name="T33">está compuesta por aquellas personas que, a través del </text:span><text:span text:style-name="Emphasis"><text:span text:style-name="T32">open data </text:span></text:span><text:span text:style-name="T33">y la tecnología, comparten con la propia comunidad su experiencia para que los demás puedan recrear los productos, sin necesidad de grandes inversiones de dinero y sin recurrir a las empresas para conseguirlo. Innovación y compartir son los fundamentos de esta comunidad.</text:span></text:p>
        </text:list-item>
      </text:list>
      <text:p text:style-name="P6"/>
      <text:p text:style-name="P6"/>
      <text:p text:style-name="P6">Objetivos<text:span text:style-name="T22"><text:line-break/></text:span></text:p>
      <text:p text:style-name="P1"/>
      <text:p text:style-name="P1"/>
      <text:p text:style-name="P23"/>
      <text:p text:style-name="P9"/>
      <text:p text:style-name="P10">Ejes Estrategicos</text:p>
      <text:p text:style-name="P10"/>
      <text:p text:style-name="P7"/>
      <text:p text:style-name="P11"><text:span text:style-name="T2">¿</text:span><text:span text:style-name="T1">Quién soy?</text:span></text:p>
      <text:p text:style-name="P8">Mi nombre es Alejandro Alvarez, soy usuario continuo de Ubuntu con KDE</text:p>
      <text:p text:style-name="P8">Diseñador CAD/CAM 3D en Berserk Design con FreeCAD y PyCAM</text:p>
      <text:p text:style-name="P8">Diseñador 3D en Ixel Paredes Joyería de Autor con Blender</text:p>
      <text:p text:style-name="P8">Diseñador 3D y Miembro del grupo principal desarrollo del Programa educativo de vehículo eléctrico utilitario como diseñador 3D con FreeCAD</text:p>
      <text:p text:style-name="P8">Todo esto me apoyo de herramientas de software lib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Tahoma1" svg:font-family="Tahoma"/>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8M22S</meta:editing-duration>
    <meta:editing-cycles>12</meta:editing-cycles>
    <meta:generator>LibreOffice/6.0.6.2$Windows_X86_64 LibreOffice_project/0c292870b25a325b5ed35f6b45599d2ea4458e77</meta:generator>
    <dc:date>2018-11-20T16:39:21.033000000</dc:date>
    <dc:creator>Manuel Alejandro Alvarez Vargas</dc:creator>
    <meta:document-statistic meta:table-count="0" meta:image-count="0" meta:object-count="0" meta:page-count="5" meta:paragraph-count="34" meta:word-count="1562" meta:character-count="9437" meta:non-whitespace-character-count="7911"/>
    <meta:user-defined meta:name="Info 1"/>
    <meta:user-defined meta:name="Info 2"/>
    <meta:user-defined meta:name="Info 3"/>
    <meta:user-defined meta:name="Info 4"/>
  </office:meta>
</office:document-meta>
</file>